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adatas</text:h>
      <text:p text:style-name="Standard">This file contain some meta data added by OpenOffice from File &gt; Proper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Title of document</dc:title>
    <dc:description>Comment line one
Comment line two</dc:description>
    <dc:subject>Subject of the document</dc:subject>
    <meta:initial-creator>Vincent Spiewak</meta:initial-creator>
    <meta:creation-date>2008-02-21T00:43:18</meta:creation-date>
    <dc:creator>Vincent Spiewak</dc:creator>
    <dc:date>2009-06-24T12:10:22</dc:date>
    <meta:editing-cycles>1</meta:editing-cycles>
    <meta:editing-duration>PT00H18M12S</meta:editing-duration>
    <meta:keyword>keyword1 keyword2 keyword3</meta:keyword>
    <meta:document-statistic meta:table-count="0" meta:image-count="0" meta:object-count="0" meta:page-count="1" meta:paragraph-count="2" meta:word-count="14" meta:character-count="85"/>
    <meta:user-defined meta:name="Info 1"/>
    <meta:user-defined meta:name="Info 2"/>
    <meta:user-defined meta:name="Info 3"/>
    <meta:user-defined meta:name="Info 4"/>
  </office:meta>
</office:document-meta>
</file>